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2c1b" officeooo:paragraph-rsid="001d6c71" style:font-weight-asian="bold" style:font-weight-complex="bold"/>
    </style:style>
    <style:style style:name="P2" style:family="paragraph" style:parent-style-name="Standard">
      <style:text-properties fo:font-weight="bold" officeooo:rsid="00333286" officeooo:paragraph-rsid="001d6c71" style:font-weight-asian="bold" style:font-weight-complex="bold"/>
    </style:style>
    <style:style style:name="P3" style:family="paragraph" style:parent-style-name="Standard">
      <style:text-properties fo:font-weight="bold" officeooo:rsid="0033b0f8" officeooo:paragraph-rsid="00127843" style:font-weight-asian="bold" style:font-weight-complex="bold"/>
    </style:style>
    <style:style style:name="P4" style:family="paragraph" style:parent-style-name="Standard">
      <style:text-properties fo:font-weight="bold" officeooo:rsid="0033b0f8" officeooo:paragraph-rsid="0016f1ec" style:font-weight-asian="bold" style:font-weight-complex="bold"/>
    </style:style>
    <style:style style:name="P5" style:family="paragraph" style:parent-style-name="Standard">
      <style:text-properties fo:font-weight="bold" officeooo:rsid="0033b0f8" officeooo:paragraph-rsid="00191aee" style:font-weight-asian="bold" style:font-weight-complex="bold"/>
    </style:style>
    <style:style style:name="P6" style:family="paragraph" style:parent-style-name="Standard">
      <style:text-properties fo:font-weight="bold" officeooo:rsid="0033b0f8" officeooo:paragraph-rsid="001b4970" style:font-weight-asian="bold" style:font-weight-complex="bold"/>
    </style:style>
    <style:style style:name="P7" style:family="paragraph" style:parent-style-name="Standard">
      <style:text-properties fo:font-weight="bold" officeooo:rsid="0033b0f8" officeooo:paragraph-rsid="001d6c71" style:font-weight-asian="bold" style:font-weight-complex="bold"/>
    </style:style>
    <style:style style:name="P8" style:family="paragraph" style:parent-style-name="Standard">
      <style:text-properties fo:font-weight="bold" officeooo:rsid="00348101" officeooo:paragraph-rsid="001d6c71" style:font-weight-asian="bold" style:font-weight-complex="bold"/>
    </style:style>
    <style:style style:name="P9" style:family="paragraph" style:parent-style-name="Standard">
      <style:text-properties fo:font-weight="bold" officeooo:rsid="0011f1b7" officeooo:paragraph-rsid="001d6c71" style:font-weight-asian="bold" style:font-weight-complex="bold"/>
    </style:style>
    <style:style style:name="P10" style:family="paragraph" style:parent-style-name="Standard">
      <style:text-properties fo:font-weight="bold" officeooo:rsid="0016f1ec" officeooo:paragraph-rsid="00179b4b" style:font-weight-asian="bold" style:font-weight-complex="bold"/>
    </style:style>
    <style:style style:name="P11" style:family="paragraph" style:parent-style-name="Standard">
      <style:text-properties fo:font-weight="bold" officeooo:rsid="0016f1ec" officeooo:paragraph-rsid="0016f1ec" style:font-weight-asian="bold" style:font-weight-complex="bold"/>
    </style:style>
    <style:style style:name="P12" style:family="paragraph" style:parent-style-name="Standard">
      <style:text-properties fo:font-weight="bold" officeooo:rsid="001237fb" officeooo:paragraph-rsid="001d6c71" style:font-weight-asian="bold" style:font-weight-complex="bold"/>
    </style:style>
    <style:style style:name="P13" style:family="paragraph" style:parent-style-name="Standard">
      <style:text-properties fo:font-weight="bold" officeooo:paragraph-rsid="001d6c71" style:font-weight-asian="bold" style:font-weight-complex="bold"/>
    </style:style>
    <style:style style:name="P14" style:family="paragraph" style:parent-style-name="Standard">
      <style:text-properties fo:font-weight="normal" officeooo:rsid="00127843" officeooo:paragraph-rsid="00127843" style:font-weight-asian="normal" style:font-weight-complex="normal"/>
    </style:style>
    <style:style style:name="P15" style:family="paragraph" style:parent-style-name="Standard">
      <style:text-properties fo:font-weight="bold" officeooo:rsid="001237fb" officeooo:paragraph-rsid="001d6c71" style:font-weight-asian="bold" style:font-weight-complex="bold"/>
    </style:style>
    <style:style style:name="P16" style:family="paragraph" style:parent-style-name="Standard">
      <style:text-properties fo:font-weight="bold" officeooo:rsid="001237fb" officeooo:paragraph-rsid="001ee601" style:font-weight-asian="bold" style:font-weight-complex="bold"/>
    </style:style>
    <style:style style:name="P17" style:family="paragraph" style:parent-style-name="Standard">
      <style:text-properties fo:font-weight="bold" officeooo:rsid="00122c1b" officeooo:paragraph-rsid="001ee601" style:font-weight-asian="bold" style:font-weight-complex="bold"/>
    </style:style>
    <style:style style:name="P18" style:family="paragraph" style:parent-style-name="Standard">
      <style:text-properties fo:font-weight="bold" officeooo:rsid="0033b0f8" officeooo:paragraph-rsid="001ee601" style:font-weight-asian="bold" style:font-weight-complex="bold"/>
    </style:style>
    <style:style style:name="P19" style:family="paragraph" style:parent-style-name="Standard">
      <style:text-properties fo:font-weight="bold" officeooo:rsid="0033b0f8" officeooo:paragraph-rsid="001d6c71" style:font-weight-asian="bold" style:font-weight-complex="bold"/>
    </style:style>
    <style:style style:name="T1" style:family="text">
      <style:text-properties officeooo:rsid="0011f1b7"/>
    </style:style>
    <style:style style:name="T2" style:family="text">
      <style:text-properties officeooo:rsid="00348101"/>
    </style:style>
    <style:style style:name="T3" style:family="text">
      <style:text-properties officeooo:rsid="0016f1e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f1ec" style:font-weight-asian="normal" style:font-weight-complex="normal"/>
    </style:style>
    <style:style style:name="T6" style:family="text">
      <style:text-properties fo:font-weight="normal" officeooo:rsid="00179b4b" style:font-weight-asian="normal" style:font-weight-complex="normal"/>
    </style:style>
    <style:style style:name="T7" style:family="text">
      <style:text-properties fo:font-weight="normal" officeooo:rsid="001b8441" style:font-weight-asian="normal" style:font-weight-complex="normal"/>
    </style:style>
    <style:style style:name="T8" style:family="text">
      <style:text-properties fo:font-weight="normal" officeooo:rsid="0014fe19" style:font-weight-asian="normal" style:font-weight-complex="normal"/>
    </style:style>
    <style:style style:name="T9" style:family="text">
      <style:text-properties fo:font-weight="normal" officeooo:rsid="00127843" style:font-weight-asian="normal" style:font-weight-complex="normal"/>
    </style:style>
    <style:style style:name="T10" style:family="text">
      <style:text-properties fo:font-weight="normal" officeooo:rsid="0013c738" style:font-weight-asian="normal" style:font-weight-complex="normal"/>
    </style:style>
    <style:style style:name="T11" style:family="text">
      <style:text-properties fo:font-weight="normal" officeooo:rsid="0016d1ed" style:font-weight-asian="normal" style:font-weight-complex="normal"/>
    </style:style>
    <style:style style:name="T12" style:family="text">
      <style:text-properties officeooo:rsid="001ee601"/>
    </style:style>
    <style:style style:name="T13" style:family="text">
      <style:text-properties officeooo:rsid="00122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. </text:span>Resumo<text:line-break/><text:line-break/><text:span text:style-name="T4"><text:tab/>O projeto descrito a seguir trata </text:span><text:span text:style-name="T9">da implementação de</text:span><text:span text:style-name="T4"> um ambiente virtual </text:span><text:span text:style-name="T9">multi</text:span><text:span text:style-name="T4"> agentes </text:span><text:span text:style-name="T9">que utiliza técnicas de Inteligência Artificial como o Planejamento e a Representação do Conhecimento.</text:span></text:p>
      <text:p text:style-name="P14"/>
      <text:p text:style-name="P6"><text:span text:style-name="T9"><text:tab/>No </text:span><text:span text:style-name="T10">s</text:span><text:span text:style-name="T9">istema, os agentes </text:span><text:span text:style-name="T4">precisam tomar decisões para encontrar fontes de nutrientes de forma a saciar suas necessidades com o intuito de sobreviver, </text:span><text:span text:style-name="T8">além de </text:span><text:span text:style-name="T9">pode</text:span><text:span text:style-name="T8">re</text:span><text:span text:style-name="T9">m trocar informações </text:span><text:span text:style-name="T11">com outros agentes</text:span><text:span text:style-name="T9">. Suas decisões são controladas pelo</text:span><text:span text:style-name="T4"> sistema </text:span><text:span text:style-name="T9">o qual</text:span><text:span text:style-name="T4"> leva em consideração </text:span><text:span text:style-name="T9">a distância das fontes conhecidas pelos agentes e a</text:span><text:span text:style-name="T4"> ordem de prioridade das necessidades </text:span><text:span text:style-name="T9">que </text:span><text:span text:style-name="T4">foi escolhida seguindo a hierarquida de necessidads de Maslow, ou pirâmide de Maslow, muito conhecida na área de Psicologia.</text:span><text:line-break/><text:line-break/><text:line-break/><text:span text:style-name="T3">2. </text:span>Introdução<text:line-break/><text:span text:style-name="T3"><text:tab/></text:span></text:p>
      <text:p text:style-name="Text_20_body"><text:span text:style-name="T3"><text:tab/></text:span><text:span text:style-name="T5">Diversas disciplinas que compõe</text:span><text:span text:style-name="T6">m</text:span><text:span text:style-name="T5"> o curso de </text:span><text:span text:style-name="T7">g</text:span><text:span text:style-name="T5">raduação abordam indiretamente temas </text:span><text:span text:style-name="T7">que podem ser usados em </text:span><text:span text:style-name="T5">Inteligência Artificial, </text:span><text:span text:style-name="T7">como estruturas de dados que podem ser usadas para representar conhecimentos, algoritmos de busca em matrizes para encontrar a menor distância de um elemento a outro, e muitos outros assuntos abstratos. </text:span><text:span text:style-name="T4">O principal objetivo deste projeto, </text:span><text:span text:style-name="T7">portanto,</text:span><text:span text:style-name="T4"> é demonstrar </text:span><text:span text:style-name="T8">de forma prática </text:span><text:span text:style-name="T4">a </text:span><text:span text:style-name="T8">aplicação</text:span><text:span text:style-name="T4"> de técnicas de Inteligência Artificial como </text:span><text:span text:style-name="T8">R</text:span><text:span text:style-name="T4">epresentação do </text:span><text:span text:style-name="T8">C</text:span><text:span text:style-name="T4">onhecimento, </text:span><text:span text:style-name="T8">S</text:span><text:span text:style-name="T4">istemas </text:span><text:span text:style-name="T8">M</text:span><text:span text:style-name="T4">ultiagentes e Planejamento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5"/>
      <text:p text:style-name="P5"/>
      <text:p text:style-name="P12"><text:soft-page-break/></text:p>
      <text:p text:style-name="P17"><text:span text:style-name="T12"/></text:p>
      <text:p text:style-name="P2"/>
      <text:p text:style-name="P2">1 – Introdução</text:p>
      <text:p text:style-name="P7"/>
      <text:p text:style-name="P13"><text:span text:style-name="T2">Por anos o tema de planejamento em inteligência artificial vêm sido estudado. </text:span><text:span text:style-name="T1">Por ser um conceito bem genérico, pode ser aplicado nos mais diferentes contextos, para resolver problemas.</text:span></text:p>
      <text:p text:style-name="P8"/>
      <text:p text:style-name="P8"/>
      <text:p text:style-name="P8"/>
      <text:p text:style-name="P9">Planejamento é utilizado para resolver problemas, </text:p>
      <text:p text:style-name="P8"/>
      <text:p text:style-name="P7"/>
      <text:p text:style-name="P7"/>
      <text:p text:style-name="P7">Aplicação de técnicas de planejamento.</text:p>
      <text:p text:style-name="P7"/>
      <text:p text:style-name="P7"/>
      <text:p text:style-name="P7">2. a pergunta da pesquisa (qual o problema específico, dentro do tema escolhido, </text:p>
      <text:p text:style-name="P7">que será pesquisado pelo autor); </text:p>
      <text:p text:style-name="P7"/>
      <text:p text:style-name="P7"/>
      <text:p text:style-name="P7"/>
      <text:p text:style-name="P7">3. o produto desejado (qual a contribuição que o autor espera agregar ao </text:p>
      <text:p text:style-name="P7">conhecimento existente com a monografia que pretende elaborar).</text:p>
      <text:p text:style-name="P7"/>
      <text:p text:style-name="P7">O que se planeja alcançar ao final deste estudo é um simulador de ambientes virtuais com aplicações de planejament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text:soft-page-break/>1 - Resumo<text:line-break/><text:line-break/>2 - Introdução<text:line-break/>- IA<text:line-break/>- tecnicas de representação de conhecimento<text:line-break/>- Planejamento<text:line-break/>- Sistemas multiagentes</text:p>
      <text:p text:style-name="P18">- Overview do sistema<text:line-break/><text:line-break/>3 - Funcionamento do Sistema<text:line-break/>- agente<text:line-break/><text:line-break/><text:line-break/>----------------------------------------------------------------<text:line-break/>(26/09)<text:line-break/><text:line-break/>Bem escrita<text:line-break/><text:a xlink:type="simple" xlink:href="http://www.dct.ufms.br/%7Emzanusso/producao/monoRodrigoSotolani.pdf" office:target-frame-name="_blank" xlink:show="new">http://www.dct.ufms.br/~mzanusso/producao/monoRodrigoSotolani.pdf</text:a><text:line-break/><text:line-break/>Muito a ver<text:line-break/><text:a xlink:type="simple" xlink:href="ftp://ftp.inf.puc-rio.br/pub/docs/techreports/03_39_pozzer.pdf" office:target-frame-name="_blank" xlink:show="new">ftp://ftp.inf.puc-rio.br/pub/docs/techreports/03_39_pozzer.pdf</text:a><text:line-break/><text:line-break/>Administração do conhecimento em empresas - KMS<text:line-break/><text:a xlink:type="simple" xlink:href="http://www.profdamasco.site.br.com/SigEaD/2AdministracaoConhecimento.htm" office:target-frame-name="_blank" xlink:show="new">http://www.profdamasco.site.br.com/SigEaD/2AdministracaoConhecimento.htm</text:a><text:line-break/><text:line-break/>Pirâmide de Maslow<text:line-break/><text:a xlink:type="simple" xlink:href="http://site.suamente.com.br/a-piramide-de-maslow/" office:target-frame-name="_blank" xlink:show="new">http://site.suamente.com.br/a-piramide-de-maslow/</text:a><text:line-break/>Agentes</text:p>
      <text:p text:style-name="P16"><text:span text:style-name="T12"/></text:p>
      <text:p text:style-name="P16">https://www.coursera.org/course/aiplan</text:p>
      <text:p text:style-name="P17"/>
      <text:p text:style-name="P18"><text:span text:style-name="T13">http://www.stanford.edu/group/nasslli/courses/boutilier/Lecture1.pdf</text:span><text:line-break/><text:line-break/>Representação do conhecimento<text:line-break/><text:line-break/>conceitos de inteligência artific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5:24:50</meta:creation-date>
    <dc:date>2013-10-05T14:02:08</dc:date>
    <meta:editing-duration>PT3H52M39S</meta:editing-duration>
    <meta:editing-cycles>14</meta:editing-cycles>
    <meta:generator>LibreOffice/3.6$Linux_X86_64 LibreOffice_project/360m1$Build-2</meta:generator>
    <meta:document-statistic meta:table-count="0" meta:image-count="0" meta:object-count="0" meta:page-count="3" meta:paragraph-count="16" meta:word-count="344" meta:character-count="2681" meta:non-whitespace-character-count="2329"/>
  </office:meta>
</office:document-meta>
</file>